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9C80C6634A22136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81cm" fo:min-width="1.80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2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49cm"/>
    </style:style>
    <style:style style:name="gr7" style:family="graphic" style:parent-style-name="standard">
      <style:graphic-properties svg:stroke-color="#ffffff" draw:opacity="0%" draw:textarea-horizontal-align="justify" draw:textarea-vertical-align="middle" draw:auto-grow-height="false" fo:min-height="4.15cm" fo:min-width="15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8pt" fo:font-weight="bold" style:font-size-asian="8pt" style:font-size-complex="8pt"/>
    </style:style>
    <style:style style:name="P5" style:family="paragraph">
      <loext:graphic-properties draw:fill="none" draw:fill-color="#ffffff"/>
      <style:paragraph-properties fo:text-align="center"/>
      <style:text-properties fo:font-size="8pt" fo:font-weight="bold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opacity="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cm" svg:height="2.9cm" svg:x="1.7cm" svg:y="1.85cm">
          <text:p text:style-name="P1"><text:span text:style-name="T1">Biometric </text:span><text:span text:style-name="T1"><text:line-break/></text:span><text:span text:style-name="T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3.1cm" svg:height="0.9cm" svg:x="6.9cm" svg:y="2.85cm">
          <text:p text:style-name="P1"><text:span text:style-name="T1">Preproces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3" draw:text-style-name="P3" draw:layer="layout" svg:x1="4.3cm" svg:y1="2.548cm" svg:x2="6.5cm" svg:y2="2.548cm">
            <text:p/>
          </draw:line>
          <draw:line draw:style-name="gr3" draw:text-style-name="P3" draw:layer="layout" svg:x1="4.3cm" svg:y1="3.048cm" svg:x2="6.5cm" svg:y2="3.048cm">
            <text:p/>
          </draw:line>
          <draw:line draw:style-name="gr3" draw:text-style-name="P3" draw:layer="layout" svg:x1="4.3cm" svg:y1="4.048cm" svg:x2="6.5cm" svg:y2="4.048cm">
            <text:p/>
          </draw:line>
          <draw:frame draw:style-name="gr4" draw:text-style-name="P5" draw:layer="layout" svg:width="0.9cm" svg:height="1.205cm" svg:x="4.95cm" svg:y="2.848cm">
            <draw:text-box>
              <text:p text:style-name="P4"><text:span text:style-name="T2">.</text:span></text:p>
              <text:p text:style-name="P4"><text:span text:style-name="T2">.</text:span></text:p>
              <text:p text:style-name="P4"><text:span text:style-name="T2">.</text:span></text:p>
            </draw:text-box>
          </draw:frame>
        </draw:g>
        <draw:g>
          <draw:line draw:style-name="gr3" draw:text-style-name="P3" draw:layer="layout" svg:x1="10.4cm" svg:y1="2.548cm" svg:x2="12.6cm" svg:y2="2.548cm">
            <text:p/>
          </draw:line>
          <draw:line draw:style-name="gr3" draw:text-style-name="P3" draw:layer="layout" svg:x1="10.4cm" svg:y1="3.048cm" svg:x2="12.6cm" svg:y2="3.048cm">
            <text:p/>
          </draw:line>
          <draw:line draw:style-name="gr3" draw:text-style-name="P3" draw:layer="layout" svg:x1="10.4cm" svg:y1="4.048cm" svg:x2="12.6cm" svg:y2="4.048cm">
            <text:p/>
          </draw:line>
          <draw:frame draw:style-name="gr4" draw:text-style-name="P5" draw:layer="layout" svg:width="0.9cm" svg:height="1.205cm" svg:x="11.05cm" svg:y="2.848cm">
            <draw:text-box>
              <text:p text:style-name="P4"><text:span text:style-name="T2">.</text:span></text:p>
              <text:p text:style-name="P4"><text:span text:style-name="T2">.</text:span></text:p>
              <text:p text:style-name="P4"><text:span text:style-name="T2">.</text:span></text:p>
            </draw:text-box>
          </draw:frame>
        </draw:g>
        <draw:g>
          <draw:frame draw:style-name="gr5" draw:text-style-name="P1" draw:layer="layout" svg:width="2.651cm" svg:height="2.34cm" svg:x="13.068cm" svg:y="1.85cm">
            <draw:image xlink:href="Pictures/10000201000000C8000000C89C80C6634A22136B.png" xlink:type="simple" xlink:show="embed" xlink:actuate="onLoad">
              <text:p/>
            </draw:image>
          </draw:frame>
          <draw:frame draw:style-name="gr6" draw:text-style-name="P7" draw:layer="layout" svg:width="3.1cm" svg:height="0.74cm" svg:x="12.9cm" svg:y="4.01cm">
            <draw:text-box>
              <text:p text:style-name="P6"><text:span text:style-name="T1">preprocessed</text:span></text:p>
            </draw:text-box>
          </draw:frame>
        </draw:g>
        <draw:custom-shape draw:style-name="gr7" draw:text-style-name="P8" draw:layer="layout" svg:width="15.9cm" svg:height="4.4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3:09:44.847301199</meta:creation-date>
    <dc:date>2017-05-09T14:54:48.691694338</dc:date>
    <meta:editing-duration>PT1H44M19S</meta:editing-duration>
    <meta:editing-cycles>6</meta:editing-cycles>
    <meta:generator>LibreOffice/5.2.6.2$Linux_X86_64 LibreOffice_project/a3100ed2409ebf1c212f5048fbe377c281438fdc</meta:generator>
    <meta:document-statistic meta:object-count="16"/>
  </office:meta>
</office:document-meta>
</file>